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erif" svg:font-family="'Bitstream Vera Serif'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Bitstream Vera Serif1" svg:font-family="'Bitstream Vera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 style:master-page-name="First_20_Page"/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T1" style:family="text">
      <style:text-properties style:font-name="Bitstream Vera Serif1"/>
    </style:style>
    <style:style style:name="T2" style:family="text">
      <style:text-properties style:text-position="super 58%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I">
        <style:list-level-properties text:min-label-distance="0.381cm"/>
      </text:list-level-style-number>
      <text:list-level-style-number text:level="2" style:num-suffix=")" style:num-format="a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rojet « Editeur Graphique de Scène 3D »</text:p>
      <text:p text:style-name="Standard"/>
      <text:p text:style-name="Standard"/>
      <text:p text:style-name="P3">Cahier des charges préliminaire</text:p>
      <text:p text:style-name="P4"/>
      <text:table-of-content text:style-name="Sect1" text:protected="true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5">Table des matières</text:p>
          </text:index-title>
          <text:p text:style-name="P6">Introduction<text:tab/>3</text:p>
          <text:p text:style-name="P6">Liste des fonctionnalités<text:tab/>3</text:p>
          <text:p text:style-name="P6">Équipe de développement<text:tab/>3</text:p>
          <text:p text:style-name="P6">Contraintes<text:tab/>4</text:p>
          <text:p text:style-name="P6">Modalités de développement<text:tab/>4</text:p>
          <text:p text:style-name="P6">Découpage du projet<text:tab/>4</text:p>
        </text:index-body>
      </text:table-of-content>
      <text:p text:style-name="Standard"/>
      <text:h text:style-name="P7" text:outline-level="1">Introduction</text:h>
      <text:p text:style-name="Text_20_body">Ce document présente le cahier des charges préliminaire du projet « Éditeur Graphique de Scène 3D » ou EGS3D. Ce projet est réalisé dans le cadre du module « Conception d'Applications Multimédia » délivré au Conservatoire National des Arts et Métiers à Aix-en-Provence pour la session 2005/2006.</text:p>
      <text:p text:style-name="Text_20_body">L'objectif du projet est de réaliser un outil d'aide à la conception de scènes Java 3D. À l'aide d'une interface 2D, l'utilisateur conçoit un graphe scénique sous forme d'arborescence. À tout moment, il peut demander au logiciel de visualiser le rendu de sa scène, ainsi que le code Java correspondant.</text:p>
      <text:p text:style-name="Text_20_body"/>
      <text:h text:style-name="Heading_20_1" text:outline-level="1">Liste des fonctionnalités</text:h>
      <text:p text:style-name="Text_20_body">Le projet EGS3D doit comporter au minimum les fonctionnalités suivantes :</text:p>
      <text:list text:style-name="L2">
        <text:list-item>
          <text:p text:style-name="P8">chargement et enregistrement d'un arbre scénique dans un fichier</text:p>
        </text:list-item>
        <text:list-item>
          <text:p text:style-name="P8">génération du code source associé à une scène</text:p>
        </text:list-item>
        <text:list-item>
          <text:p text:style-name="P8">représentation sous forme d'arbre d'une scène</text:p>
        </text:list-item>
        <text:list-item>
          <text:p text:style-name="P8">ajout, modification, suppression de chaque noeud de l'arbre scénique</text:p>
        </text:list-item>
        <text:list-item>
          <text:p text:style-name="P8">visualisation de la scène dans une fenêtre de rendu</text:p>
        </text:list-item>
        <text:list-item>
          <text:p text:style-name="P8">importation de modèles 3D</text:p>
        </text:list-item>
        <text:list-item>
          <text:p text:style-name="P8">utilisation de textures</text:p>
        </text:list-item>
        <text:list-item>
          <text:p text:style-name="P8">support de noeuds animés ou intéractifs</text:p>
        </text:list-item>
      </text:list>
      <text:p text:style-name="Text_20_body"/>
      <text:h text:style-name="Heading_20_1" text:outline-level="1">Équipe de développement</text:h>
      <text:h text:style-name="Heading_20_2" text:outline-level="2">Julien BRACHET</text:h>
      <text:p text:style-name="Text_20_body"/>
      <text:h text:style-name="Heading_20_2" text:outline-level="2">Jean-Christian ARBOMONT</text:h>
      <text:p text:style-name="Text_20_body"/>
      <text:h text:style-name="Heading_20_2" text:outline-level="2">Alexandre ROMAN</text:h>
      <text:list text:style-name="L3">
        <text:list-item>
          <text:p text:style-name="P9">Chef de projet : découpage du projet, planification des tâches</text:p>
        </text:list-item>
        <text:list-item>
          <text:p text:style-name="P9">Responsable technique : proposition des solutions techniques mises en <text:span text:style-name="T1">œ</text:span>uvre pour le projet</text:p>
        </text:list-item>
      </text:list>
      <text:p text:style-name="Text_20_body"/>
      <text:h text:style-name="Heading_20_1" text:outline-level="1">Contraintes</text:h>
      <text:p text:style-name="Text_20_body">Le projet est soumis aux contraintes suivantes :</text:p>
      <text:list text:style-name="L4">
        <text:list-item>
          <text:p text:style-name="P10">finalisation du produit pour le 1<text:span text:style-name="T2">er</text:span> juin 2006</text:p>
        </text:list-item>
        <text:list-item>
          <text:p text:style-name="P10">utilisation de Java et Java 3D</text:p>
        </text:list-item>
        <text:list-item>
          <text:p text:style-name="P10">livraison pour les plateformes Microsoft Windows et GNU/Linux</text:p>
        </text:list-item>
      </text:list>
      <text:p text:style-name="Text_20_body"/>
      <text:h text:style-name="Heading_20_1" text:outline-level="1">Modalités de développement</text:h>
      <text:p text:style-name="Text_20_body">Le code source du logiciel ainsi que toute la documentation produite seront mises à disposition sur un site Internet<text:note text:id="ftn0" text:note-class="footnote"><text:note-citation>1</text:note-citation><text:note-body><text:p text:style-name="Footnote">http://egs3d.berlios.de</text:p></text:note-body></text:note>. Le logiciel sera publié sous une licence libre : la licence publique générale <text:s/>GNU (GPL)<text:note text:id="ftn2" text:note-class="footnote"><text:note-citation>2</text:note-citation><text:note-body><text:p text:style-name="Footnote">http://www.gnu.org/copyleft/gpl.html</text:p></text:note-body></text:note>. L'équipe de développement mettra à disposition un référentiel<text:note text:id="ftn1" text:note-class="footnote"><text:note-citation>3</text:note-citation><text:note-body><text:p text:style-name="Footnote">http://svn.berlios.de/svnroot/repos/egs3d/</text:p></text:note-body></text:note> Subversion accessible à tous pour la consultation du code source et de la documentation.</text:p>
      <text:p text:style-name="Text_20_body">Le site Internet proposera en téléchargement des versions compilées pour Microsoft Windows et GNU/Linux à intervalles réguliers afin de permettre au client de suivre l'évolution du développement.</text:p>
      <text:p text:style-name="Text_20_body"/>
      <text:h text:style-name="Heading_20_1" text:outline-level="1">Découpage du projet</text:h>
      <text:p text:style-name="Text_20_body">Compte tenu des fonctionnalités à implémenter ainsi que des contraintes à tenir, nous prévoyons de découper le projet avec les parties suivantes :</text:p>
      <text:list text:style-name="L5">
        <text:list-item>
          <text:p text:style-name="P11">interface graphique : interaction homme/machine</text:p>
        </text:list-item>
        <text:list-item>
          <text:p text:style-name="P11">génération du code Java</text:p>
        </text:list-item>
        <text:list-item>
          <text:p text:style-name="P11">chargement/enregistrement d'un arbre scénique</text:p>
        </text:list-item>
        <text:list-item>
          <text:p text:style-name="P11">modélisation de l'arbre scénique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erif" svg:font-family="'Bitstream Vera Serif'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Bitstream Vera Serif1" svg:font-family="'Bitstream Vera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text:outline-style>
      <text:outline-level-style text:level="1" style:num-suffix="." style:num-format="I">
        <style:list-level-properties text:min-label-distance="0.381cm"/>
      </text:outline-level-style>
      <text:outline-level-style text:level="2" style:num-suffix=")" style:num-format="a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2.531cm" style:rel-column-width="9761*"/>
    </style:style>
    <style:style style:name="Tableau5.B" style:family="table-column">
      <style:table-column-properties style:column-width="5.711cm" style:rel-column-width="22019*"/>
    </style:style>
    <style:style style:name="Tableau5.C" style:family="table-column">
      <style:table-column-properties style:column-width="3.933cm" style:rel-column-width="15162*"/>
    </style:style>
    <style:style style:name="Tableau5.D" style:family="table-column">
      <style:table-column-properties style:column-width="4.822cm" style:rel-column-width="18593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531cm" style:rel-column-width="9761*"/>
    </style:style>
    <style:style style:name="Tableau4.B" style:family="table-column">
      <style:table-column-properties style:column-width="5.711cm" style:rel-column-width="22019*"/>
    </style:style>
    <style:style style:name="Tableau4.C" style:family="table-column">
      <style:table-column-properties style:column-width="3.933cm" style:rel-column-width="15162*"/>
    </style:style>
    <style:style style:name="Tableau4.D" style:family="table-column">
      <style:table-column-properties style:column-width="4.822cm" style:rel-column-width="1859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Bitstream Vera Sans" fo:font-size="10pt" style:font-size-asian="10pt" style:font-size-complex="10pt"/>
    </style:style>
    <style:style style:name="T1" style:family="text">
      <style:text-properties style:font-name="Bitstream Vera Sans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>
            <table:table-cell table:style-name="Tableau5.A1" office:value-type="string">
              <text:p text:style-name="P1">Projet :</text:p>
            </table:table-cell>
            <table:table-cell table:style-name="Tableau5.B1" table:number-columns-spanned="3" office:value-type="string">
              <text:p text:style-name="P1">EGS3D</text:p>
            </table:table-cell>
            <table:covered-table-cell/>
            <table:covered-table-cell/>
          </table:table-row>
          <table:table-row>
            <table:table-cell table:style-name="Tableau5.A2" office:value-type="string">
              <text:p text:style-name="P1">Document :</text:p>
            </table:table-cell>
            <table:table-cell table:style-name="Tableau5.A2" office:value-type="string">
              <text:p text:style-name="P1"><text:file-name text:display="name-and-extension">cdcp.odt</text:file-name></text:p>
            </table:table-cell>
            <table:table-cell table:style-name="Tableau5.A2" office:value-type="string">
              <text:p text:style-name="P1">Date :</text:p>
            </table:table-cell>
            <table:table-cell table:style-name="Tableau5.D2" office:value-type="string">
              <text:p text:style-name="P1"><text:modification-date style:data-style-name="N37">27/02/06</text:modification-date></text:p>
            </table:table-cell>
          </table:table-row>
          <table:table-row>
            <table:table-cell table:style-name="Tableau5.A2" office:value-type="string">
              <text:p text:style-name="P1">Pages :</text:p>
            </table:table-cell>
            <table:table-cell table:style-name="Tableau5.A2" office:value-type="string">
              <text:p text:style-name="P1"><text:page-count>4</text:page-count></text:p>
            </table:table-cell>
            <table:table-cell table:style-name="Tableau5.A2" office:value-type="string">
              <text:p text:style-name="P1">Version :</text:p>
            </table:table-cell>
            <table:table-cell table:style-name="Tableau5.D2" office:value-type="string">
              <text:p text:style-name="P1"><text:editing-cycles>4</text:editing-cycles></text:p>
            </table:table-cell>
          </table:table-row>
        </table:table>
        <text:p text:style-name="Standard"/>
      </style:header>
      <style:footer>
        <text:p text:style-name="Footer"><text:tab/><text:tab/><text:span text:style-name="T1">page </text:span><text:span text:style-name="T1"><text:page-number text:select-page="current">4</text:page-number></text:span></text:p>
      </style:footer>
    </style:master-page>
    <style:master-page style:name="First_20_Page" style:display-name="First Page" style:page-layout-name="pm2" style:next-style-name="Standard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>
            <table:table-cell table:style-name="Tableau4.A1" office:value-type="string">
              <text:p text:style-name="P1">Projet :</text:p>
            </table:table-cell>
            <table:table-cell table:style-name="Tableau4.B1" table:number-columns-spanned="3" office:value-type="string">
              <text:p text:style-name="P1">EGS3D</text:p>
            </table:table-cell>
            <table:covered-table-cell/>
            <table:covered-table-cell/>
          </table:table-row>
          <table:table-row>
            <table:table-cell table:style-name="Tableau4.A2" office:value-type="string">
              <text:p text:style-name="P1">Document :</text:p>
            </table:table-cell>
            <table:table-cell table:style-name="Tableau4.A2" office:value-type="string">
              <text:p text:style-name="P1"><text:file-name text:display="name-and-extension">cdcp.odt</text:file-name></text:p>
            </table:table-cell>
            <table:table-cell table:style-name="Tableau4.A2" office:value-type="string">
              <text:p text:style-name="P1">Date :</text:p>
            </table:table-cell>
            <table:table-cell table:style-name="Tableau4.D2" office:value-type="string">
              <text:p text:style-name="P1"><text:modification-date style:data-style-name="N37">27/02/06</text:modification-date></text:p>
            </table:table-cell>
          </table:table-row>
          <table:table-row>
            <table:table-cell table:style-name="Tableau4.A2" office:value-type="string">
              <text:p text:style-name="P1">Pages :</text:p>
            </table:table-cell>
            <table:table-cell table:style-name="Tableau4.A2" office:value-type="string">
              <text:p text:style-name="P1"><text:page-count>4</text:page-count></text:p>
            </table:table-cell>
            <table:table-cell table:style-name="Tableau4.A2" office:value-type="string">
              <text:p text:style-name="P1">Version :</text:p>
            </table:table-cell>
            <table:table-cell table:style-name="Tableau4.D2" office:value-type="string">
              <text:p text:style-name="P1"><text:editing-cycles>4</text:editing-cycles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Alexandre ROMAN</meta:initial-creator>
    <meta:creation-date>2006-02-27T19:38:09</meta:creation-date>
    <dc:creator>Alexandre ROMAN</dc:creator>
    <dc:date>2006-02-27T22:44:29</dc:date>
    <dc:language>fr-FR</dc:language>
    <meta:editing-cycles>4</meta:editing-cycles>
    <meta:editing-duration>PT1H40M4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4" meta:paragraph-count="66" meta:word-count="412" meta:character-count="2807"/>
  </office:meta>
</office:document-meta>
</file>